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5cm" fo:min-width="0.771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0.5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2.04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02cm" fo:min-width="0cm"/>
    </style:style>
    <style:style style:name="gr10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6.231cm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13.47cm"/>
    </style:style>
    <style:style style:name="gr13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5.977cm"/>
    </style:style>
    <style:style style:name="gr14" style:family="graphic" style:parent-style-name="standard">
      <style:graphic-properties svg:stroke-color="#ed1c24" svg:stroke-opacity="100%" draw:fill="none" draw:textarea-horizontal-align="justify" draw:textarea-vertical-align="middle" draw:auto-grow-height="false" fo:min-height="2.671cm" fo:min-width="3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7" style:family="paragraph">
      <loext:graphic-properties draw:fill="none" draw:fill-color="#ffffff"/>
    </style:style>
    <style:style style:name="T1" style:family="text">
      <style:text-properties fo:font-size="10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2.27cm" svg:y="2.27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3" draw:id="id3" draw:layer="layout" svg:width="1.27cm" svg:height="1.27cm" svg:x="2.27cm" svg:y="4.8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5" draw:id="id5" draw:layer="layout" svg:width="1.27cm" svg:height="1.27cm" svg:x="2.27cm" svg:y="7.35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" draw:id="id2" draw:layer="layout" svg:width="1.27cm" svg:height="1.27cm" svg:x="4.81cm" svg:y="2.27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6" draw:id="id6" draw:layer="layout" svg:width="1.27cm" svg:height="1.27cm" svg:x="4.837cm" svg:y="7.35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1.27cm" svg:height="1.27cm" svg:x="4.81cm" svg:y="4.8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54cm" svg:y1="2.905cm" svg:x2="4.81cm" svg:y2="2.905cm" draw:start-shape="id1" draw:start-glue-point="8" draw:end-shape="id2" draw:end-glue-point="3" svg:d="M3540 2905h1270" svg:viewBox="0 0 1271 1">
          <text:p/>
        </draw:connector>
        <draw:connector draw:style-name="gr3" draw:text-style-name="P2" draw:layer="layout" svg:x1="3.54cm" svg:y1="5.445cm" svg:x2="4.81cm" svg:y2="5.445cm" draw:start-shape="id3" draw:start-glue-point="8" draw:end-shape="id4" draw:end-glue-point="3" svg:d="M3540 5445h1270" svg:viewBox="0 0 1271 1">
          <text:p/>
        </draw:connector>
        <draw:connector draw:style-name="gr3" draw:text-style-name="P2" draw:layer="layout" svg:x1="3.54cm" svg:y1="7.985cm" svg:x2="4.837cm" svg:y2="7.985cm" draw:start-shape="id5" draw:start-glue-point="8" draw:end-shape="id6" draw:end-glue-point="3" svg:d="M3540 7985h1297" svg:viewBox="0 0 1298 1">
          <text:p/>
        </draw:connector>
        <draw:custom-shape draw:style-name="gr2" draw:text-style-name="P2" xml:id="id7" draw:id="id7" draw:layer="layout" svg:width="1.27cm" svg:height="1.27cm" svg:x="7.363cm" svg:y="2.27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9" draw:id="id9" draw:layer="layout" svg:width="1.27cm" svg:height="1.27cm" svg:x="7.363cm" svg:y="7.35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1.27cm" svg:height="1.27cm" svg:x="7.363cm" svg:y="4.81cm">
          <text:p text:style-name="P3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8cm" svg:y1="2.905cm" svg:x2="7.363cm" svg:y2="2.905cm" draw:start-shape="id2" draw:start-glue-point="1" draw:end-shape="id7" draw:end-glue-point="3" svg:d="M6080 2905h1283" svg:viewBox="0 0 1284 1">
          <text:p/>
        </draw:connector>
        <draw:connector draw:style-name="gr3" draw:text-style-name="P1" draw:layer="layout" svg:x1="6.08cm" svg:y1="5.445cm" svg:x2="7.363cm" svg:y2="5.445cm" draw:start-shape="id4" draw:start-glue-point="1" draw:end-shape="id8" svg:d="M6080 5445h1283" svg:viewBox="0 0 1284 1">
          <text:p/>
        </draw:connector>
        <draw:connector draw:style-name="gr3" draw:text-style-name="P1" draw:layer="layout" svg:x1="6.107cm" svg:y1="7.985cm" svg:x2="7.363cm" svg:y2="7.985cm" draw:start-shape="id6" draw:start-glue-point="1" draw:end-shape="id9" draw:end-glue-point="3" svg:d="M6107 7985h1256" svg:viewBox="0 0 1257 1">
          <text:p/>
        </draw:connector>
        <draw:custom-shape draw:style-name="gr2" draw:text-style-name="P2" xml:id="id11" draw:id="id11" draw:layer="layout" svg:width="1.27cm" svg:height="1.27cm" svg:x="12.938cm" svg:y="4.81cm">
          <text:p text:style-name="P1"><text:span text:style-name="T1">Deploy</text:span></text:p>
          <text:p text:style-name="P1"><text:span text:style-name="T1">to 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3" draw:id="id13" draw:layer="layout" svg:width="1.27cm" svg:height="1.27cm" svg:x="17.51cm" svg:y="4.81cm">
          <text:p text:style-name="P1"><text:span text:style-name="T1">Deploy</text:span></text:p>
          <text:p text:style-name="P1"><text:span text:style-name="T1">to U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5" draw:id="id15" draw:layer="layout" svg:width="1.27cm" svg:height="1.27cm" svg:x="22.59cm" svg:y="4.81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2" draw:id="id12" draw:layer="layout" svg:width="2.059cm" svg:height="1.905cm" svg:x="14.843cm" svg:y="4.493cm">
          <text:p text:style-name="P1"><text:span text:style-name="T2">QA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4" draw:id="id14" draw:layer="layout" svg:width="2.059cm" svg:height="1.905cm" svg:x="19.515cm" svg:y="4.493cm">
          <text:p text:style-name="P1"><text:span text:style-name="T2">Business 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0" draw:id="id10" draw:layer="layout" svg:width="2.059cm" svg:height="1.905cm" svg:x="10.117cm" svg:y="4.493cm">
          <text:p text:style-name="P1"><text:span text:style-name="T2">Schedul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8.633cm" svg:y1="2.905cm" svg:x2="10.117cm" svg:y2="5.446cm" draw:start-shape="id7" draw:start-glue-point="1" draw:end-shape="id10" draw:end-glue-point="5" svg:d="M8633 2905l1484 2541" svg:viewBox="0 0 1485 2542">
          <text:p/>
        </draw:connector>
        <draw:connector draw:style-name="gr5" draw:text-style-name="P5" draw:layer="layout" draw:type="line" svg:x1="8.633cm" svg:y1="5.445cm" svg:x2="10.117cm" svg:y2="5.446cm" draw:start-shape="id8" draw:start-glue-point="1" draw:end-shape="id10" draw:end-glue-point="5" svg:d="M8633 5445l1484 1" svg:viewBox="0 0 1485 2">
          <text:p/>
        </draw:connector>
        <draw:connector draw:style-name="gr5" draw:text-style-name="P5" draw:layer="layout" draw:type="line" svg:x1="8.633cm" svg:y1="7.985cm" svg:x2="10.117cm" svg:y2="5.446cm" draw:start-shape="id9" draw:start-glue-point="1" draw:end-shape="id10" draw:end-glue-point="5" svg:d="M8633 7985l1484-2539" svg:viewBox="0 0 1485 2540">
          <text:p/>
        </draw:connector>
        <draw:connector draw:style-name="gr5" draw:text-style-name="P5" draw:layer="layout" draw:type="line" svg:x1="12.176cm" svg:y1="5.446cm" svg:x2="12.938cm" svg:y2="5.445cm" draw:start-shape="id10" draw:start-glue-point="7" draw:end-shape="id11" draw:end-glue-point="3" svg:d="M12176 5446l762-1" svg:viewBox="0 0 763 2">
          <text:p/>
        </draw:connector>
        <draw:connector draw:style-name="gr5" draw:text-style-name="P5" draw:layer="layout" draw:type="line" svg:x1="14.208cm" svg:y1="5.445cm" svg:x2="14.843cm" svg:y2="5.446cm" draw:start-shape="id11" draw:start-glue-point="1" draw:end-shape="id12" draw:end-glue-point="5" svg:d="M14208 5445l635 1" svg:viewBox="0 0 636 2">
          <text:p/>
        </draw:connector>
        <draw:connector draw:style-name="gr5" draw:text-style-name="P5" draw:layer="layout" draw:type="line" svg:x1="16.902cm" svg:y1="5.446cm" svg:x2="17.51cm" svg:y2="5.445cm" draw:start-shape="id12" draw:start-glue-point="7" draw:end-shape="id13" draw:end-glue-point="3" svg:d="M16902 5446l608-1" svg:viewBox="0 0 609 2">
          <text:p/>
        </draw:connector>
        <draw:connector draw:style-name="gr5" draw:text-style-name="P5" draw:layer="layout" draw:type="line" svg:x1="18.78cm" svg:y1="5.445cm" svg:x2="19.515cm" svg:y2="5.446cm" draw:start-shape="id13" draw:start-glue-point="1" draw:end-shape="id14" draw:end-glue-point="5" svg:d="M18780 5445l735 1" svg:viewBox="0 0 736 2">
          <text:p/>
        </draw:connector>
        <draw:connector draw:style-name="gr5" draw:text-style-name="P5" draw:layer="layout" draw:type="line" svg:x1="21.574cm" svg:y1="5.446cm" svg:x2="22.59cm" svg:y2="5.445cm" draw:start-shape="id14" draw:start-glue-point="7" draw:end-shape="id15" draw:end-glue-point="3" svg:d="M21574 5446l1016-1" svg:viewBox="0 0 1017 2">
          <text:p/>
        </draw:connector>
      </draw:page>
      <draw:page draw:name="page2" draw:style-name="dp1" draw:master-page-name="Default">
        <draw:custom-shape draw:style-name="gr1" draw:text-style-name="P2" xml:id="id16" draw:id="id16" draw:layer="layout" svg:width="1.27cm" svg:height="1.27cm" svg:x="1.87cm" svg:y="3.251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8" draw:id="id18" draw:layer="layout" svg:width="1.27cm" svg:height="1.27cm" svg:x="1.87cm" svg:y="8.159cm">
          <text:p text:style-name="P1"><text:span text:style-name="T1">SC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17" draw:id="id17" draw:layer="layout" svg:width="1.27cm" svg:height="1.27cm" svg:x="4.41cm" svg:y="3.251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1.27cm" svg:height="1.27cm" svg:x="4.437cm" svg:y="8.159cm">
          <text:p text:style-name="P1"><text:span text:style-name="T1">Bu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3.14cm" svg:y1="3.886cm" svg:x2="4.41cm" svg:y2="3.886cm" draw:start-shape="id16" draw:start-glue-point="8" draw:end-shape="id17" draw:end-glue-point="3" svg:d="M3140 3886h1270" svg:viewBox="0 0 1271 1">
          <text:p/>
        </draw:connector>
        <draw:connector draw:style-name="gr3" draw:text-style-name="P2" draw:layer="layout" svg:x1="3.14cm" svg:y1="8.794cm" svg:x2="4.437cm" svg:y2="8.794cm" draw:start-shape="id18" draw:start-glue-point="8" draw:end-shape="id19" draw:end-glue-point="3" svg:d="M3140 8794h1297" svg:viewBox="0 0 1298 1">
          <text:p/>
        </draw:connector>
        <draw:connector draw:style-name="gr3" draw:text-style-name="P1" draw:layer="layout" svg:x1="5.68cm" svg:y1="3.886cm" svg:x2="14.77cm" svg:y2="3.886cm" draw:start-shape="id17" draw:start-glue-point="1" draw:end-shape="id20" draw:end-glue-point="3" svg:d="M5680 3886h9090" svg:viewBox="0 0 9091 1">
          <text:p/>
        </draw:connector>
        <draw:connector draw:style-name="gr3" draw:text-style-name="P1" draw:layer="layout" svg:x1="5.707cm" svg:y1="8.794cm" svg:x2="14.643cm" svg:y2="8.794cm" draw:start-shape="id19" draw:start-glue-point="1" draw:end-shape="id21" draw:end-glue-point="3" svg:d="M5707 8794h8936" svg:viewBox="0 0 8937 1">
          <text:p/>
        </draw:connector>
        <draw:custom-shape draw:style-name="gr4" draw:text-style-name="P4" xml:id="id22" draw:id="id22" draw:layer="layout" svg:width="2.059cm" svg:height="1.905cm" svg:x="20.687cm" svg:y="5.318cm">
          <text:p text:style-name="P1"><text:span text:style-name="T2">Request </text:span></text:p>
          <text:p text:style-name="P1"><text:span text:style-name="T2">for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5" draw:layer="layout" draw:type="line" svg:x1="16.04cm" svg:y1="3.886cm" svg:x2="20.687cm" svg:y2="6.271cm" draw:start-shape="id20" draw:start-glue-point="1" draw:end-shape="id22" draw:end-glue-point="5" svg:d="M16040 3886l4647 2385" svg:viewBox="0 0 4648 2386">
          <text:p/>
        </draw:connector>
        <draw:connector draw:style-name="gr5" draw:text-style-name="P5" draw:layer="layout" draw:type="line" svg:x1="15.913cm" svg:y1="8.794cm" svg:x2="20.687cm" svg:y2="6.271cm" draw:start-shape="id21" draw:start-glue-point="1" draw:end-shape="id22" draw:end-glue-point="5" svg:d="M15913 8794l4774-2523" svg:viewBox="0 0 4775 2524">
          <text:p/>
        </draw:connector>
        <draw:connector draw:style-name="gr5" draw:text-style-name="P5" draw:layer="layout" draw:type="line" svg:x1="22.746cm" svg:y1="6.271cm" svg:x2="32.346cm" svg:y2="6.207cm" draw:start-shape="id22" draw:start-glue-point="7" draw:end-shape="id23" draw:end-glue-point="3" svg:d="M22746 6271l9600-64" svg:viewBox="0 0 9601 65">
          <text:p/>
        </draw:connector>
        <draw:custom-shape draw:style-name="gr2" draw:text-style-name="P2" draw:layer="layout" svg:width="1.27cm" svg:height="1.27cm" svg:x="6.701cm" svg:y="3.251cm">
          <text:p text:style-name="P1"><text:span text:style-name="T1">Tag as</text:span></text:p>
          <text:p text:style-name="P1"><text:span text:style-name="T1">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8.446cm" svg:y="5.572cm">
          <text:p text:style-name="P1"><text:span text:style-name="T1">Deploy</text:span></text:p>
          <text:p text:style-name="P1"><text:span text:style-name="T1">to 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30.446cm" svg:y="5.572cm">
          <text:p text:style-name="P3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6.696cm" svg:y="8.159cm">
          <text:p text:style-name="P3"><text:span text:style-name="T1">Tag as</text:span></text:p>
          <text:p text:style-name="P1"><text:span text:style-name="T1">la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23" draw:id="id23" draw:layer="layout" svg:width="1.27cm" svg:height="1.27cm" svg:x="32.346cm" svg:y="5.572cm">
          <text:p text:style-name="P3"><text:span text:style-name="T1">Tag as</text:span></text:p>
          <text:p text:style-name="P3"><text:span text:style-name="T1">P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26.16cm" svg:y="5.635cm">
          <text:p text:style-name="P1"><text:span text:style-name="T1">Pull </text:span></text:p>
          <text:p text:style-name="P1"><text:span text:style-name="T1">dev ta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286cm" svg:height="1.778cm" svg:x="23.225cm" svg:y="10.652cm">
          <text:p text:style-name="P1"><text:span text:style-name="T1">Approval</text:span></text:p>
          <text:p text:style-name="P1"><text:span text:style-name="T1">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889cm" svg:height="2.617cm" svg:x="23.212cm" svg:y="7.654cm">
          <text:p text:style-name="P1">Nofity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62cm" svg:height="2.686cm" svg:x="24.79cm" svg:y="7.585cm">
          <text:p text:style-name="P1">Approv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2.059cm" svg:height="1.905cm" svg:x="23.387cm" svg:y="5.318cm">
          <text:p text:style-name="P1"><text:span text:style-name="T2">Business</text:span></text:p>
          <text:p text:style-name="P1"><text:span text:style-name="T2">Approval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draw:layer="layout" svg:width="6.731cm" svg:height="2.921cm" svg:x="1.616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.616cm" svg:y="1.927cm">
          <draw:text-box>
            <text:p>Portfolio Service </text:p>
            <text:p>continuous integration pipeline</text:p>
          </draw:text-box>
        </draw:frame>
        <draw:frame draw:style-name="gr11" draw:text-style-name="P7" draw:layer="layout" svg:width="6.731cm" svg:height="1.199cm" svg:x="1.616cm" svg:y="6.795cm">
          <draw:text-box>
            <text:p>Security Rating Service</text:p>
            <text:p>continuous integration pipeline</text:p>
          </draw:text-box>
        </draw:frame>
        <draw:custom-shape draw:style-name="gr10" draw:text-style-name="P5" draw:layer="layout" svg:width="6.731cm" svg:height="2.921cm" svg:x="1.616cm" svg:y="1.8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1.43cm" svg:height="1.199cm" svg:x="20.158cm" svg:y="4.5cm">
          <draw:text-box>
            <text:p>Portfolio Management continuous delivery pipeline</text:p>
          </draw:text-box>
        </draw:frame>
        <draw:custom-shape draw:style-name="gr12" draw:text-style-name="P5" draw:layer="layout" svg:width="13.97cm" svg:height="2.921cm" svg:x="20.158cm" svg:y="4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27cm" svg:height="1.27cm" svg:x="14.77cm" svg:y="3.251cm">
          <text:p text:style-name="P1"><text:span text:style-name="T1">Tag as </text:span></text:p>
          <text:p text:style-name="P1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592cm" svg:y="3.251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692cm" svg:y="3.251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477cm" svg:height="2.921cm" svg:x="10.125cm" svg:y="1.762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0.125cm" svg:y="1.889cm">
          <draw:text-box>
            <text:p>Portfolio Service DEV</text:p>
            <text:p>continuous deployment pipeline</text:p>
          </draw:text-box>
        </draw:frame>
        <draw:custom-shape draw:style-name="gr2" draw:text-style-name="P2" xml:id="id21" draw:id="id21" draw:layer="layout" svg:width="1.27cm" svg:height="1.27cm" svg:x="14.643cm" svg:y="8.159cm">
          <text:p text:style-name="P1"><text:span text:style-name="T1">Tag as </text:span></text:p>
          <text:p text:style-name="P1"><text:span text:style-name="T1">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0.465cm" svg:y="8.159cm">
          <text:p text:style-name="P1"><text:span text:style-name="T1">Deploy</text:span></text:p>
          <text:p text:style-name="P1"><text:span text:style-name="T1">to D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1.27cm" svg:x="12.565cm" svg:y="8.159cm">
          <text:p text:style-name="P1"><text:span text:style-name="T1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477cm" svg:height="2.921cm" svg:x="9.998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9.998cm" svg:y="6.695cm">
          <draw:text-box>
            <text:p>Security Rating Service DEV</text:p>
            <text:p>continuous deployment pipeline</text:p>
          </draw:text-box>
        </draw:frame>
      </draw:page>
      <draw:page draw:name="page3" draw:style-name="dp1" draw:master-page-name="Default">
        <draw:connector draw:style-name="gr5" draw:text-style-name="P5" draw:layer="layout" draw:type="line" svg:x1="16.602cm" svg:y1="3.241cm" svg:x2="20.158cm" svg:y2="5.916cm" draw:start-shape="id24" draw:start-glue-point="1" draw:end-shape="id25" draw:end-glue-point="3" svg:d="M16602 3241l3556 2675" svg:viewBox="0 0 3557 2676">
          <text:p/>
        </draw:connector>
        <draw:connector draw:style-name="gr5" draw:text-style-name="P5" draw:layer="layout" draw:type="line" svg:x1="16.475cm" svg:y1="8.194cm" svg:x2="20.158cm" svg:y2="5.916cm" draw:start-shape="id26" draw:start-glue-point="1" draw:end-shape="id25" svg:d="M16475 8194l3683-2278" svg:viewBox="0 0 3684 2279">
          <text:p/>
        </draw:connector>
        <draw:custom-shape draw:style-name="gr10" draw:text-style-name="P5" draw:layer="layout" svg:width="6.731cm" svg:height="2.921cm" svg:x="1.616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.616cm" svg:y="1.842cm">
          <draw:text-box>
            <text:p>app1-ci</text:p>
            <text:p>continuous integration pipeline</text:p>
          </draw:text-box>
        </draw:frame>
        <draw:frame draw:style-name="gr11" draw:text-style-name="P7" draw:layer="layout" svg:width="6.731cm" svg:height="1.199cm" svg:x="1.616cm" svg:y="6.895cm">
          <draw:text-box>
            <text:p>app2-ci</text:p>
            <text:p>continuous integration pipeline</text:p>
          </draw:text-box>
        </draw:frame>
        <draw:custom-shape draw:style-name="gr10" draw:text-style-name="P5" xml:id="id27" draw:id="id27" draw:layer="layout" svg:width="6.731cm" svg:height="2.921cm" svg:x="1.616cm" svg:y="1.78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1.43cm" svg:height="1.199cm" svg:x="20.158cm" svg:y="4.5cm">
          <draw:text-box>
            <text:p>production</text:p>
          </draw:text-box>
        </draw:frame>
        <draw:custom-shape draw:style-name="gr14" draw:text-style-name="P5" xml:id="id25" draw:id="id25" draw:layer="layout" svg:width="4.083cm" svg:height="2.921cm" svg:x="20.158cm" svg:y="4.4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xml:id="id24" draw:id="id24" draw:layer="layout" svg:width="6.477cm" svg:height="2.921cm" svg:x="10.125cm" svg:y="1.781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10.125cm" svg:y="1.842cm">
          <draw:text-box>
            <text:p>app1-dev</text:p>
            <text:p>continuous deployment pipeline</text:p>
          </draw:text-box>
        </draw:frame>
        <draw:custom-shape draw:style-name="gr13" draw:text-style-name="P5" xml:id="id26" draw:id="id26" draw:layer="layout" svg:width="6.477cm" svg:height="2.921cm" svg:x="9.998cm" svg:y="6.734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604cm" svg:height="1.199cm" svg:x="9.998cm" svg:y="6.795cm">
          <draw:text-box>
            <text:p>app2-dev</text:p>
            <text:p>continuous deployment pipeline</text:p>
          </draw:text-box>
        </draw:frame>
        <draw:connector draw:style-name="gr5" draw:text-style-name="P5" draw:layer="layout" draw:type="line" svg:x1="8.347cm" svg:y1="3.241cm" svg:x2="10.125cm" svg:y2="3.241cm" draw:start-shape="id27" draw:start-glue-point="1" draw:end-shape="id24" draw:end-glue-point="3" svg:d="M8347 3241h1778" svg:viewBox="0 0 1779 1">
          <text:p/>
        </draw:connector>
        <draw:connector draw:style-name="gr5" draw:text-style-name="P5" draw:layer="layout" draw:type="line" svg:x1="8.347cm" svg:y1="8.294cm" svg:x2="9.998cm" svg:y2="8.294cm" svg:d="M8347 8294h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3T08:38:32.227000000</meta:creation-date>
    <dc:date>2018-07-14T12:15:15.768000000</dc:date>
    <meta:editing-duration>PT4H44M59S</meta:editing-duration>
    <meta:editing-cycles>8</meta:editing-cycles>
    <meta:generator>LibreOffice/6.0.5.2$Windows_X86_64 LibreOffice_project/54c8cbb85f300ac59db32fe8a675ff7683cd5a16</meta:generator>
    <meta:document-statistic meta:object-count="81"/>
  </office:meta>
</office:document-meta>
</file>